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adornments="Normal" style:font-family-generic="modern" style:font-pitch="fixed"/>
    <style:font-face style:name="Lucida Sans Unicode1"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adornments="Normal" style:font-family-generic="swiss" style:font-pitch="variable"/>
  </office:font-face-decls>
  <office:automatic-styles>
    <style:style style:name="Tabla1" style:family="table">
      <style:table-properties style:width="16.999cm" table:align="margins"/>
    </style:style>
    <style:style style:name="Tabla1.A" style:family="table-column">
      <style:table-column-properties style:column-width="4.249cm" style:rel-column-width="16383*"/>
    </style:style>
    <style:style style:name="Tabla1.C" style:family="table-column">
      <style:table-column-properties style:column-width="8.5cm" style:rel-column-width="32769*"/>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6.999cm" table:align="margins"/>
    </style:style>
    <style:style style:name="Tabla2.A" style:family="table-column">
      <style:table-column-properties style:column-width="3.706cm" style:rel-column-width="14289*"/>
    </style:style>
    <style:style style:name="Tabla2.B" style:family="table-column">
      <style:table-column-properties style:column-width="3.863cm" style:rel-column-width="14894*"/>
    </style:style>
    <style:style style:name="Tabla2.C" style:family="table-column">
      <style:table-column-properties style:column-width="5.179cm" style:rel-column-width="19967*"/>
    </style:style>
    <style:style style:name="Tabla2.D" style:family="table-column">
      <style:table-column-properties style:column-width="4.249cm" style:rel-column-width="16385*"/>
    </style:style>
    <style:style style:name="Tabla2.A1" style:family="table-cell">
      <style:table-cell-properties fo:padding="0.097cm" fo:border-left="0.002cm solid #000000" fo:border-right="none" fo:border-top="0.002cm solid #000000" fo:border-bottom="0.002cm solid #000000"/>
    </style:style>
    <style:style style:name="Tabla2.D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D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text-align="justify" style:justify-single-word="false"/>
    </style:style>
    <style:style style:name="P2" style:family="paragraph" style:parent-style-name="OMT">
      <style:text-properties fo:font-size="8pt" style:font-size-asian="8pt" style:font-size-complex="8pt"/>
    </style:style>
    <style:style style:name="P3" style:family="paragraph" style:parent-style-name="OMT">
      <style:paragraph-properties fo:padding="0.15cm" fo:border="0.002cm solid #000000" style:shadow="#c0c0c0 0.18cm 0.18cm"/>
    </style:style>
    <style:style style:name="P4" style:family="paragraph" style:parent-style-name="Heading_20_2">
      <style:paragraph-properties fo:text-align="justify" style:justify-single-word="false"/>
    </style:style>
    <style:style style:name="P5" style:family="paragraph" style:parent-style-name="Text_20_body">
      <style:paragraph-properties fo:text-align="center" style:justify-single-word="false"/>
      <style:text-properties fo:font-size="10pt" fo:language="none" fo:country="none" style:font-size-asian="10pt" style:font-size-complex="10pt"/>
    </style:style>
    <style:style style:name="P6" style:family="paragraph" style:parent-style-name="Text_20_body">
      <style:paragraph-properties fo:text-align="center" style:justify-single-word="false"/>
      <style:text-properties fo:font-size="10pt" fo:language="none" fo:country="none" fo:font-style="italic" style:font-size-asian="10pt" style:font-style-asian="italic" style:font-size-complex="10pt" style:font-style-complex="italic"/>
    </style:style>
    <style:style style:name="P7" style:family="paragraph" style:parent-style-name="Text_20_body">
      <style:paragraph-properties fo:text-align="justify" style:justify-single-word="false"/>
      <style:text-properties fo:font-size="10pt" fo:language="none" fo:country="none" fo:font-style="normal" style:font-size-asian="10pt" style:font-style-asian="normal" style:font-size-complex="10pt" style:font-style-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list-style-name="L2"/>
    <style:style style:name="P10" style:family="paragraph" style:parent-style-name="Text_20_body">
      <style:text-properties fo:font-size="10pt" fo:language="none" fo:country="none" style:font-size-asian="10pt" style:font-size-complex="10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ff" fo:language="none" fo:country="none"/>
    </style:style>
    <style:style style:name="T4" style:family="text">
      <style:text-properties fo:color="#800000" fo:language="none" fo:country="none"/>
    </style:style>
    <style:style style:name="T5" style:family="text">
      <style:text-properties fo:color="#ff0000" fo:language="none" fo:country="none"/>
    </style:style>
    <style:style style:name="T6" style:family="text">
      <style:text-properties style:use-window-font-color="true" fo:language="none" fo:country="none"/>
    </style:style>
    <style:style style:name="T7" style:family="text">
      <style:text-properties fo:color="#0000ff" fo:language="none" fo:country="none" fo:background-color="#cccccc"/>
    </style:style>
    <style:style style:name="T8" style:family="text">
      <style:text-properties fo:color="#0000ff" style:font-name="Courier New" fo:font-size="8pt" fo:language="none" fo:country="none" fo:background-color="#cccccc" style:font-size-asian="8pt" style:font-size-complex="8pt"/>
    </style:style>
    <style:style style:name="T9" style:family="text">
      <style:text-properties fo:color="#0000ff" fo:font-size="8pt" fo:language="none" fo:country="none" style:font-size-asian="8pt" style:font-size-complex="8pt"/>
    </style:style>
    <style:style style:name="T10" style:family="text">
      <style:text-properties fo:color="#800000" fo:font-size="8pt" fo:language="none" fo:country="none" style:font-size-asian="8pt" style:font-size-complex="8pt"/>
    </style:style>
    <style:style style:name="T11" style:family="text">
      <style:text-properties fo:font-size="10pt" fo:language="none" fo:country="none" fo:font-style="italic" style:font-size-asian="10pt" style:font-style-asian="italic" style:font-size-complex="10pt" style:font-style-complex="italic"/>
    </style:style>
    <style:style style:name="T12" style:family="text">
      <style:text-properties fo:font-size="10pt" fo:language="none" fo:country="none" fo:font-style="normal" style:font-size-asian="10pt" style:font-style-asian="normal" style:font-size-complex="10pt" style:font-style-complex="normal"/>
    </style:style>
    <style:style style:name="T13" style:family="text">
      <style:text-properties fo:font-style="normal" style:font-style-asian="normal" style:font-style-complex="normal"/>
    </style:style>
    <style:style style:name="T14" style:family="text">
      <style:text-properties fo:font-size="10pt" fo:language="none" fo:country="none" style:font-size-asian="10pt" style:font-size-complex="10pt"/>
    </style:style>
    <style:style style:name="T15" style:family="text">
      <style:text-properties fo:language="none" fo:country="none"/>
    </style:style>
    <style:style style:name="T16" style:family="text">
      <style:text-properties fo:language="none" fo:country="none" fo:font-style="italic" style:font-style-asian="italic" style:font-style-complex="italic"/>
    </style:style>
    <style:style style:name="T17" style:family="text">
      <style:text-properties fo:color="#0000ff"/>
    </style:style>
    <style:style style:name="T18" style:family="text">
      <style:text-properties fo:color="#800000"/>
    </style:style>
    <style:style style:name="T19" style:family="text">
      <style:text-properties fo:color="#ff0000"/>
    </style:style>
    <style:style style:name="T20" style:family="text">
      <style:text-properties style:use-window-font-color="true"/>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s comunicaciones en Sxta</text:h>
      <text:p text:style-name="Text_20_body"/>
      <text:p text:style-name="P1">Un middleware para la construcción de simuladores distribuidos necesita unos mecanismos de comunicación muy flexibles tanto para la definición de los formatos de mensajes como para el establecimiento de canales (tcp, udp). Este documento describe los mecanismos de comunicación en el simulador distribuido Sxta.</text:p>
      <text:p text:style-name="P1"/>
      <text:h text:style-name="Heading_20_2" text:outline-level="2">Tipos de comunicación en el Simulador</text:h>
      <text:p text:style-name="P1">Existen dos tipos de comunicaciones en IEEE (y por lo tanto en Sxta): la notificación de <text:span text:style-name="T1">eventos</text:span> asociados a las propiedades de objetos y las <text:span text:style-name="T1">interacciones</text:span>. En realidad, como se verá posteriormente, es posible tratar ambos tipos de forma idéntica.</text:p>
      <text:p text:style-name="P1">Las propiedades de objetos se definen en el OMT en las etiquetas “<text:span text:style-name="T2">attribute</text:span>” de los “<text:span text:style-name="T2">objectClass</text:span>”. En el siguiente ejemplo se define un objeto de tipo “<text:span text:style-name="T2">Country</text:span>” que tiene dos propiedades llamadas “<text:span text:style-name="T2">Name</text:span>” y “<text:span text:style-name="T2">Population</text:span>”. </text:p>
      <text:p text:style-name="P2"><text:span text:style-name="T3">&lt;?</text:span><text:span text:style-name="T4">xml</text:span><text:span text:style-name="T3"> </text:span><text:span text:style-name="T5">version</text:span><text:span text:style-name="T3">=</text:span><text:span text:style-name="T6">"</text:span><text:span text:style-name="T3">1.0</text:span><text:span text:style-name="T6">"</text:span><text:span text:style-name="T3">?&gt;</text:span></text:p>
      <text:p text:style-name="P2"><text:span text:style-name="T3">&lt;</text:span><text:span text:style-name="T4">objectModel</text:span><text:span text:style-name="T3"> </text:span><text:span text:style-name="T5">xmlns:xsi</text:span><text:span text:style-name="T3">=</text:span><text:span text:style-name="T6">"</text:span><text:span text:style-name="T3">http://www.w3.org/2001/XMLSchema-instance</text:span><text:span text:style-name="T6">"</text:span></text:p>
      <text:p text:style-name="P2"><text:span text:style-name="T3"><text:s text:c="13"/></text:span><text:span text:style-name="T5">xsi:noNamespaceSchemaLocation</text:span><text:span text:style-name="T3">=</text:span><text:span text:style-name="T6">"</text:span><text:span text:style-name="T3">HLA.xsd</text:span><text:span text:style-name="T6">"</text:span></text:p>
      <text:p text:style-name="P2"><text:span text:style-name="T3"><text:s text:c="13"/></text:span><text:span text:style-name="T5">DTDversion</text:span><text:span text:style-name="T3">=</text:span><text:span text:style-name="T6">"</text:span><text:span text:style-name="T3">1516.2</text:span><text:span text:style-name="T6">"</text:span></text:p>
      <text:p text:style-name="P2"><text:span text:style-name="T3"><text:s text:c="13"/></text:span><text:span text:style-name="T5">name</text:span><text:span text:style-name="T3">=</text:span><text:span text:style-name="T6">"</text:span><text:span text:style-name="T3">External Samples Object Model</text:span><text:span text:style-name="T6">"</text:span></text:p>
      <text:p text:style-name="P2"><text:span text:style-name="T3"><text:s text:c="13"/></text:span><text:span text:style-name="T5">type</text:span><text:span text:style-name="T3">=</text:span><text:span text:style-name="T6">"</text:span><text:span text:style-name="T3">FOM</text:span><text:span text:style-name="T6">"</text:span></text:p>
      <text:p text:style-name="P2"><text:span text:style-name="T3"><text:s text:c="13"/></text:span><text:span text:style-name="T5">version</text:span><text:span text:style-name="T3">=</text:span><text:span text:style-name="T6">"</text:span><text:span text:style-name="T3">1.0</text:span><text:span text:style-name="T6">"</text:span><text:span text:style-name="T3">&gt;</text:span></text:p>
      <text:p text:style-name="P2"><text:span text:style-name="T3"><text:tab/>&lt;</text:span><text:span text:style-name="T4">objects</text:span><text:span text:style-name="T3">&gt;</text:span></text:p>
      <text:p text:style-name="P2"><text:span text:style-name="T3"><text:tab/><text:tab/>&lt;</text:span><text:span text:style-name="T4">objectClass</text:span><text:span text:style-name="T3"> </text:span><text:span text:style-name="T5">name</text:span><text:span text:style-name="T3">=</text:span><text:span text:style-name="T6">"</text:span><text:span text:style-name="T3">HLAobjectRoot</text:span><text:span text:style-name="T6">"</text:span></text:p>
      <text:p text:style-name="P2"><text:span text:style-name="T3"><text:s text:c="27"/></text:span><text:span text:style-name="T5">sharing</text:span><text:span text:style-name="T3">=</text:span><text:span text:style-name="T6">"</text:span><text:span text:style-name="T3">Neither</text:span><text:span text:style-name="T6">"</text:span><text:span text:style-name="T3">&gt;</text:span></text:p>
      <text:p text:style-name="P2"/>
      <text:p text:style-name="P2"><text:span text:style-name="T3"><text:tab/><text:tab/><text:tab/>&lt;</text:span><text:span text:style-name="T4">attribute</text:span><text:span text:style-name="T3"> </text:span><text:span text:style-name="T5">name</text:span><text:span text:style-name="T3">=</text:span><text:span text:style-name="T6">"</text:span><text:span text:style-name="T3">HLAprivilegeToDeleteObject</text:span><text:span text:style-name="T6">"</text:span></text:p>
      <text:p text:style-name="P2"><text:span text:style-name="T3"><text:s text:c="32"/></text:span><text:span text:style-name="T5">dataType</text:span><text:span text:style-name="T3">=</text:span><text:span text:style-name="T6">"</text:span><text:span text:style-name="T3">NA</text:span><text:span text:style-name="T6">"</text:span></text:p>
      <text:p text:style-name="P2"><text:span text:style-name="T3"><text:s text:c="32"/></text:span><text:span text:style-name="T5">updateType</text:span><text:span text:style-name="T3">=</text:span><text:span text:style-name="T6">"</text:span><text:span text:style-name="T3">NA</text:span><text:span text:style-name="T6">"</text:span></text:p>
      <text:p text:style-name="P2"><text:span text:style-name="T3"><text:s text:c="32"/></text:span><text:span text:style-name="T5">updateCondition</text:span><text:span text:style-name="T3">=</text:span><text:span text:style-name="T6">"</text:span><text:span text:style-name="T3">NA</text:span><text:span text:style-name="T6">"</text:span></text:p>
      <text:p text:style-name="P2"><text:span text:style-name="T3"><text:s text:c="32"/></text:span><text:span text:style-name="T5">ownership</text:span><text:span text:style-name="T3">=</text:span><text:span text:style-name="T6">"</text:span><text:span text:style-name="T3">NoTransfer</text:span><text:span text:style-name="T6">"</text:span></text:p>
      <text:p text:style-name="P2"><text:span text:style-name="T3"><text:s text:c="32"/></text:span><text:span text:style-name="T5">sharing</text:span><text:span text:style-name="T3">=</text:span><text:span text:style-name="T6">"</text:span><text:span text:style-name="T3">Neither</text:span><text:span text:style-name="T6">"</text:span></text:p>
      <text:p text:style-name="P2"><text:span text:style-name="T3"><text:s text:c="32"/></text:span><text:span text:style-name="T5">dimensions</text:span><text:span text:style-name="T3">=</text:span><text:span text:style-name="T6">"</text:span><text:span text:style-name="T3">NA</text:span><text:span text:style-name="T6">"</text:span></text:p>
      <text:p text:style-name="P2"><text:span text:style-name="T3"><text:s text:c="32"/></text:span><text:span text:style-name="T5">transportation</text:span><text:span text:style-name="T3">=</text:span><text:span text:style-name="T6">"</text:span><text:span text:style-name="T3">HLAreliable</text:span><text:span text:style-name="T6">"</text:span></text:p>
      <text:p text:style-name="P2"><text:span text:style-name="T3"><text:s text:c="32"/></text:span><text:span text:style-name="T5">order</text:span><text:span text:style-name="T3">=</text:span><text:span text:style-name="T6">"</text:span><text:span text:style-name="T3">TimeStamp</text:span><text:span text:style-name="T6">"</text:span><text:span text:style-name="T3">/&gt;</text:span></text:p>
      <text:p text:style-name="P2"/>
      <text:p text:style-name="P2"><text:span text:style-name="T3"><text:tab/><text:tab/><text:tab/>&lt;</text:span><text:span text:style-name="T4">objectClass</text:span><text:span text:style-name="T3"> </text:span><text:span text:style-name="T5">name</text:span><text:span text:style-name="T3">=</text:span><text:span text:style-name="T6">"</text:span><text:span text:style-name="T3">Country</text:span><text:span text:style-name="T6">"</text:span></text:p>
      <text:p text:style-name="P2"><text:span text:style-name="T3"><text:s text:c="34"/></text:span><text:span text:style-name="T5">sharing</text:span><text:span text:style-name="T3">=</text:span><text:span text:style-name="T6">"</text:span><text:span text:style-name="T3">PublishSubscribe</text:span><text:span text:style-name="T6">"</text:span></text:p>
      <text:p text:style-name="P2"><text:span text:style-name="T3"><text:s text:c="34"/></text:span><text:span text:style-name="T5">semantics</text:span><text:span text:style-name="T3">=</text:span><text:span text:style-name="T6">"</text:span><text:span text:style-name="T3">A country defined in a plugin.</text:span><text:span text:style-name="T6">"</text:span><text:span text:style-name="T3">&gt;</text:span></text:p>
      <text:p text:style-name="P2"/>
      <text:p text:style-name="P2"><text:span text:style-name="T3"><text:tab/><text:tab/><text:tab/><text:tab/>&lt;</text:span><text:span text:style-name="T4">attribute</text:span><text:span text:style-name="T3"> </text:span><text:span text:style-name="T5">name</text:span><text:span text:style-name="T3">=</text:span><text:span text:style-name="T6">"</text:span><text:span text:style-name="T7">Name</text:span><text:span text:style-name="T6">"</text:span></text:p>
      <text:p text:style-name="P2"><text:span text:style-name="T3"><text:s text:c="40"/></text:span><text:span text:style-name="T5">dataType</text:span><text:span text:style-name="T3">=</text:span><text:span text:style-name="T6">"</text:span><text:span text:style-name="T3">HLAunicodeString</text:span><text:span text:style-name="T6">"</text:span></text:p>
      <text:p text:style-name="P2"><text:span text:style-name="T3"><text:s text:c="40"/></text:span><text:span text:style-name="T5">updateType</text:span><text:span text:style-name="T3">=</text:span><text:span text:style-name="T6">"</text:span><text:span text:style-name="T3">Static</text:span><text:span text:style-name="T6">"</text:span></text:p>
      <text:p text:style-name="P2"><text:span text:style-name="T3"><text:s text:c="40"/></text:span><text:span text:style-name="T5">updateCondition</text:span><text:span text:style-name="T3">=</text:span><text:span text:style-name="T6">"</text:span><text:span text:style-name="T3">NA</text:span><text:span text:style-name="T6">"</text:span></text:p>
      <text:p text:style-name="P2"><text:span text:style-name="T3"><text:s text:c="40"/></text:span><text:span text:style-name="T5">ownership</text:span><text:span text:style-name="T3">=</text:span><text:span text:style-name="T6">"</text:span><text:span text:style-name="T3">NoTransfer</text:span><text:span text:style-name="T6">"</text:span></text:p>
      <text:p text:style-name="P2"><text:span text:style-name="T3"><text:s text:c="40"/></text:span><text:span text:style-name="T5">sharing</text:span><text:span text:style-name="T3">=</text:span><text:span text:style-name="T6">"</text:span><text:span text:style-name="T3">PublishSubscribe</text:span><text:span text:style-name="T6">"</text:span></text:p>
      <text:p text:style-name="P2"><text:span text:style-name="T3"><text:s text:c="40"/></text:span><text:span text:style-name="T5">dimensions</text:span><text:span text:style-name="T3">=</text:span><text:span text:style-name="T6">"</text:span><text:span text:style-name="T3">NA</text:span><text:span text:style-name="T6">"</text:span></text:p>
      <text:p text:style-name="P2"><text:span text:style-name="T3"><text:s text:c="40"/></text:span><text:span text:style-name="T5">transportation</text:span><text:span text:style-name="T3">=</text:span><text:span text:style-name="T6">"</text:span><text:span text:style-name="T3">HLAreliable</text:span><text:span text:style-name="T6">"</text:span></text:p>
      <text:p text:style-name="P2"><text:span text:style-name="T3"><text:s text:c="40"/></text:span><text:span text:style-name="T5">order</text:span><text:span text:style-name="T3">=</text:span><text:span text:style-name="T6">"</text:span><text:span text:style-name="T3">Receive</text:span><text:span text:style-name="T6">"</text:span></text:p>
      <text:p text:style-name="P2"><text:span text:style-name="T3"><text:s text:c="40"/></text:span><text:span text:style-name="T5">semantics</text:span><text:span text:style-name="T3">=</text:span><text:span text:style-name="T6">"</text:span><text:span text:style-name="T3">The name of the country.</text:span><text:span text:style-name="T6">"</text:span><text:span text:style-name="T3">/&gt;</text:span></text:p>
      <text:p text:style-name="P2"/>
      <text:p text:style-name="P3"><text:span text:style-name="T3"><text:tab/><text:tab/><text:tab/><text:tab/>&lt;</text:span><text:span text:style-name="T4">attribute</text:span><text:span text:style-name="T3"> </text:span><text:span text:style-name="T5">name</text:span><text:span text:style-name="T3">=</text:span><text:span text:style-name="T6">"</text:span><text:span text:style-name="T8">Population</text:span><text:span text:style-name="T6">"</text:span></text:p>
      <text:p text:style-name="P2"><text:span text:style-name="T3"><text:s text:c="40"/></text:span><text:span text:style-name="T5">dataType</text:span><text:span text:style-name="T3">=</text:span><text:span text:style-name="T6">"</text:span><text:span text:style-name="T3">Population</text:span><text:span text:style-name="T6">"</text:span></text:p>
      <text:p text:style-name="P2"><text:span text:style-name="T3"><text:s text:c="40"/></text:span><text:span text:style-name="T5">updateType</text:span><text:span text:style-name="T3">=</text:span><text:span text:style-name="T6">"</text:span><text:span text:style-name="T3">Periodic</text:span><text:span text:style-name="T6">"</text:span></text:p>
      <text:p text:style-name="P2"><text:span text:style-name="T3"><text:s text:c="40"/></text:span><text:span text:style-name="T5">updateCondition</text:span><text:span text:style-name="T3">=</text:span><text:span text:style-name="T6">"</text:span><text:span text:style-name="T3">NA</text:span><text:span text:style-name="T6">"</text:span></text:p>
      <text:p text:style-name="P2"><text:span text:style-name="T3"><text:s text:c="40"/></text:span><text:span text:style-name="T5">ownership</text:span><text:span text:style-name="T3">=</text:span><text:span text:style-name="T6">"</text:span><text:span text:style-name="T3">NoTransfer</text:span><text:span text:style-name="T6">"</text:span></text:p>
      <text:p text:style-name="P2"><text:span text:style-name="T3"><text:s text:c="40"/></text:span><text:span text:style-name="T5">sharing</text:span><text:span text:style-name="T3">=</text:span><text:span text:style-name="T6">"</text:span><text:span text:style-name="T3">PublishSubscribe</text:span><text:span text:style-name="T6">"</text:span></text:p>
      <text:p text:style-name="P2"><text:span text:style-name="T3"><text:s text:c="40"/></text:span><text:span text:style-name="T5">dimensions</text:span><text:span text:style-name="T3">=</text:span><text:span text:style-name="T6">"</text:span><text:span text:style-name="T3">NA</text:span><text:span text:style-name="T6">"</text:span></text:p>
      <text:p text:style-name="P2"><text:span text:style-name="T3"><text:s text:c="40"/></text:span><text:span text:style-name="T5">transportation</text:span><text:span text:style-name="T3">=</text:span><text:span text:style-name="T6">"</text:span><text:span text:style-name="T3">HLAbestEffort</text:span><text:span text:style-name="T6">"</text:span></text:p>
      <text:p text:style-name="P2"><text:span text:style-name="T3"><text:s text:c="40"/></text:span><text:span text:style-name="T5">order</text:span><text:span text:style-name="T3">=</text:span><text:span text:style-name="T6">"</text:span><text:span text:style-name="T3">Receive</text:span><text:span text:style-name="T6">"</text:span></text:p>
      <text:p text:style-name="P2"><text:span text:style-name="T3"><text:s text:c="40"/></text:span><text:span text:style-name="T5">semantics</text:span><text:span text:style-name="T3">=</text:span><text:span text:style-name="T6">"</text:span><text:span text:style-name="T3">The population of the country.</text:span><text:span text:style-name="T6">"</text:span><text:span text:style-name="T3">/&gt;</text:span></text:p>
      <text:p text:style-name="P2"><text:span text:style-name="T3"><text:tab/><text:tab/><text:tab/>&lt;/</text:span><text:span text:style-name="T4">objectClass</text:span><text:span text:style-name="T3">&gt;</text:span></text:p>
      <text:p text:style-name="P2"><text:span text:style-name="T3"><text:tab/><text:tab/>&lt;/</text:span><text:span text:style-name="T4">objectClass</text:span><text:span text:style-name="T3">&gt;</text:span></text:p>
      <text:p text:style-name="P2"><text:span text:style-name="T3"><text:tab/>&lt;/</text:span><text:span text:style-name="T4">objects</text:span><text:span text:style-name="T3">&gt;</text:span></text:p>
      <text:p text:style-name="P2"><text:span text:style-name="T3"><text:tab/>&lt;</text:span><text:span text:style-name="T4">interactions</text:span><text:span text:style-name="T3">&gt;</text:span></text:p>
      <text:p text:style-name="P2"><text:span text:style-name="T3"><text:tab/><text:tab/>&lt;</text:span><text:span text:style-name="T4">interactionClass</text:span><text:span text:style-name="T3"> </text:span><text:span text:style-name="T5">name</text:span><text:span text:style-name="T3">=</text:span><text:span text:style-name="T6">"</text:span><text:span text:style-name="T3">HLAinteractionRoot</text:span><text:span text:style-name="T6">"</text:span></text:p>
      <text:p text:style-name="P2"><text:span text:style-name="T3"><text:s text:c="32"/></text:span><text:span text:style-name="T5">sharing</text:span><text:span text:style-name="T3">=</text:span><text:span text:style-name="T6">"</text:span><text:span text:style-name="T3">Neither</text:span><text:span text:style-name="T6">"</text:span></text:p>
      <text:p text:style-name="P2"><text:span text:style-name="T3"><text:s text:c="32"/></text:span><text:span text:style-name="T5">dimensions</text:span><text:span text:style-name="T3">=</text:span><text:span text:style-name="T6">"</text:span><text:span text:style-name="T3">NA</text:span><text:span text:style-name="T6">"</text:span></text:p>
      <text:p text:style-name="P2"><text:span text:style-name="T3"><text:s text:c="32"/></text:span><text:span text:style-name="T5">transportation</text:span><text:span text:style-name="T3">=</text:span><text:span text:style-name="T6">"</text:span><text:span text:style-name="T3">HLAreliable</text:span><text:span text:style-name="T6">"</text:span></text:p>
      <text:p text:style-name="P2"><text:span text:style-name="T3"><text:s text:c="32"/></text:span><text:span text:style-name="T5">order</text:span><text:span text:style-name="T3">=</text:span><text:span text:style-name="T6">"</text:span><text:span text:style-name="T3">Receive</text:span><text:span text:style-name="T6">"</text:span><text:span text:style-name="T3">&gt;</text:span></text:p>
      <text:p text:style-name="P2"/>
      <text:p text:style-name="P3"><text:span text:style-name="T3"><text:tab/><text:tab/><text:tab/>&lt;</text:span><text:span text:style-name="T4">interactionClass</text:span><text:span text:style-name="T3"> </text:span><text:span text:style-name="T5">name</text:span><text:span text:style-name="T3">=</text:span><text:span text:style-name="T6">"</text:span><text:span text:style-name="T8">Communication</text:span><text:span text:style-name="T6">"</text:span></text:p>
      <text:p text:style-name="P2"><text:span text:style-name="T3"><text:s text:c="39"/></text:span><text:span text:style-name="T5">sharing</text:span><text:span text:style-name="T3">=</text:span><text:span text:style-name="T6">"</text:span><text:span text:style-name="T3">PublishSubscribe</text:span><text:span text:style-name="T6">"</text:span></text:p>
      <text:p text:style-name="P2"><text:span text:style-name="T3"><text:s text:c="39"/></text:span><text:span text:style-name="T5">dimensions</text:span><text:span text:style-name="T3">=</text:span><text:span text:style-name="T6">"</text:span><text:span text:style-name="T3">NA</text:span><text:span text:style-name="T6">"</text:span></text:p>
      <text:p text:style-name="P2"><text:span text:style-name="T3"><text:s text:c="39"/></text:span><text:span text:style-name="T5">transportation</text:span><text:span text:style-name="T3">=</text:span><text:span text:style-name="T6">"</text:span><text:span text:style-name="T3">HLAreliable</text:span><text:span text:style-name="T6">"</text:span></text:p>
      <text:p text:style-name="P2"><text:span text:style-name="T3"><text:s text:c="39"/></text:span><text:span text:style-name="T5">order</text:span><text:span text:style-name="T3">=</text:span><text:span text:style-name="T6">"</text:span><text:span text:style-name="T3">Receive</text:span><text:span text:style-name="T6">"</text:span></text:p>
      <text:p text:style-name="P2"><text:span text:style-name="T3"><text:s text:c="39"/></text:span><text:span text:style-name="T5">semantics</text:span><text:span text:style-name="T3">=</text:span><text:span text:style-name="T6">"</text:span><text:span text:style-name="T3">A generic message.</text:span><text:span text:style-name="T6">"</text:span><text:span text:style-name="T3">&gt;</text:span></text:p>
      <text:p text:style-name="P2"/>
      <text:p text:style-name="P3"><text:span text:style-name="T3"><text:tab/><text:tab/><text:tab/><text:tab/>&lt;</text:span><text:span text:style-name="T4">parameter</text:span><text:span text:style-name="T3"> </text:span><text:span text:style-name="T5">name</text:span><text:span text:style-name="T3">=</text:span><text:span text:style-name="T6">"</text:span><text:span text:style-name="T8">message</text:span><text:span text:style-name="T6">"</text:span></text:p>
      <text:p text:style-name="P2"><text:span text:style-name="T3"><text:s text:c="40"/></text:span><text:span text:style-name="T5">dataType</text:span><text:span text:style-name="T3">=</text:span><text:span text:style-name="T6">"</text:span><text:span text:style-name="T3">HLAunicodeString</text:span><text:span text:style-name="T6">"</text:span></text:p>
      <text:p text:style-name="P2"><text:span text:style-name="T3"><text:s text:c="40"/></text:span><text:span text:style-name="T5">semantics</text:span><text:span text:style-name="T3">=</text:span><text:span text:style-name="T6">"</text:span><text:span text:style-name="T3">The contents of the message.</text:span><text:span text:style-name="T6">"</text:span><text:span text:style-name="T3">/&gt;</text:span></text:p>
      <text:p text:style-name="P2"/>
      <text:p text:style-name="P2"><text:span text:style-name="T3"><text:tab/><text:tab/><text:tab/>&lt;/</text:span><text:span text:style-name="T4">interactionClass</text:span><text:span text:style-name="T3">&gt;</text:span></text:p>
      <text:p text:style-name="P2"><text:span text:style-name="T3"><text:tab/><text:tab/>&lt;/</text:span><text:span text:style-name="T4">interactionClass</text:span><text:span text:style-name="T3">&gt;</text:span></text:p>
      <text:p text:style-name="P2"><text:span text:style-name="T3"><text:tab/>&lt;/</text:span><text:span text:style-name="T4">interactions</text:span><text:span text:style-name="T3">&gt;</text:span></text:p>
      <text:p text:style-name="P2"><text:span text:style-name="T3"><text:tab/>&lt;</text:span><text:span text:style-name="T4">transportations</text:span><text:span text:style-name="T3">&gt;</text:span></text:p>
      <text:p text:style-name="P2"><text:span text:style-name="T3"><text:tab/><text:tab/>&lt;</text:span><text:span text:style-name="T4">transportation</text:span><text:span text:style-name="T3"> </text:span><text:span text:style-name="T5">name</text:span><text:span text:style-name="T3">=</text:span><text:span text:style-name="T6">"</text:span><text:span text:style-name="T3">HLAreliable</text:span><text:span text:style-name="T6">"</text:span></text:p>
      <text:p text:style-name="P2"><text:span text:style-name="T3"><text:s text:c="30"/></text:span><text:span text:style-name="T5">description</text:span><text:span text:style-name="T3">=</text:span><text:span text:style-name="T6">"</text:span><text:span text:style-name="T3">Provide reliable delivery of data in the</text:span></text:p>
      <text:p text:style-name="P2"><text:span text:style-name="T3"><text:s text:c="43"/>sense that TCP/IP delivers its data reliably.</text:span><text:span text:style-name="T6">"</text:span><text:span text:style-name="T3">/&gt;</text:span></text:p>
      <text:p text:style-name="P2"><text:span text:style-name="T3"><text:tab/><text:tab/>&lt;</text:span><text:span text:style-name="T4">transportation</text:span><text:span text:style-name="T3"> </text:span><text:span text:style-name="T5">name</text:span><text:span text:style-name="T3">=</text:span><text:span text:style-name="T6">"</text:span><text:span text:style-name="T3">HLAbestEffort</text:span><text:span text:style-name="T6">"</text:span></text:p>
      <text:p text:style-name="P2"><text:span text:style-name="T3"><text:s text:c="30"/></text:span><text:span text:style-name="T5">description</text:span><text:span text:style-name="T3">=</text:span><text:span text:style-name="T6">"</text:span><text:span text:style-name="T3">Make an effort to deliver data in the sense</text:span></text:p>
      <text:p text:style-name="P2"><text:span text:style-name="T3"><text:s text:c="43"/>that UDP provides best-effort delivery.</text:span><text:span text:style-name="T6">"</text:span><text:span text:style-name="T3">/&gt;</text:span></text:p>
      <text:p text:style-name="P2"><text:span text:style-name="T3"><text:tab/>&lt;/</text:span><text:span text:style-name="T4">transportations</text:span><text:span text:style-name="T3">&gt;</text:span></text:p>
      <text:p text:style-name="P2"><text:span text:style-name="T3"><text:tab/>&lt;</text:span><text:span text:style-name="T4">dataTypes</text:span><text:span text:style-name="T3">&gt;</text:span></text:p>
      <text:p text:style-name="OMT"><text:span text:style-name="T9"><text:tab/><text:tab/>&lt;</text:span><text:span text:style-name="T10">simpleDataTypes</text:span><text:span text:style-name="T9">&gt;</text:span></text:p>
      <text:p text:style-name="P2"><text:span text:style-name="T3"><text:tab/><text:tab/><text:tab/>&lt;</text:span><text:span text:style-name="T4">simpleData</text:span><text:span text:style-name="T3"> </text:span><text:span text:style-name="T5">name</text:span><text:span text:style-name="T3">=</text:span><text:span text:style-name="T6">"</text:span><text:span text:style-name="T3">HLAunicodeChar</text:span><text:span text:style-name="T6">"</text:span></text:p>
      <text:p text:style-name="P2"><text:span text:style-name="T3"><text:s text:c="33"/></text:span><text:span text:style-name="T5">representation</text:span><text:span text:style-name="T3">=</text:span><text:span text:style-name="T6">"</text:span><text:span text:style-name="T3">HLAoctetPairBE</text:span><text:span text:style-name="T6">"</text:span></text:p>
      <text:p text:style-name="P2"><text:span text:style-name="T3"><text:s text:c="33"/></text:span><text:span text:style-name="T5">units</text:span><text:span text:style-name="T3">=</text:span><text:span text:style-name="T6">"</text:span><text:span text:style-name="T3">NA</text:span><text:span text:style-name="T6">"</text:span></text:p>
      <text:p text:style-name="P2"><text:span text:style-name="T3"><text:s text:c="33"/></text:span><text:span text:style-name="T5">resolution</text:span><text:span text:style-name="T3">=</text:span><text:span text:style-name="T6">"</text:span><text:span text:style-name="T3">NA</text:span><text:span text:style-name="T6">"</text:span></text:p>
      <text:p text:style-name="P2"><text:span text:style-name="T3"><text:s text:c="33"/></text:span><text:span text:style-name="T5">accuracy</text:span><text:span text:style-name="T3">=</text:span><text:span text:style-name="T6">"</text:span><text:span text:style-name="T3">NA</text:span><text:span text:style-name="T6">"</text:span></text:p>
      <text:p text:style-name="P2"><text:span text:style-name="T3"><text:s text:c="33"/></text:span><text:span text:style-name="T5">semantics</text:span><text:span text:style-name="T3">=</text:span><text:span text:style-name="T6">"</text:span><text:span text:style-name="T3">Unicode UTF-16 character.</text:span><text:span text:style-name="T6">"</text:span><text:span text:style-name="T3">/&gt;</text:span></text:p>
      <text:p text:style-name="P2"/>
      <text:p text:style-name="P2"><text:span text:style-name="T3"><text:tab/><text:tab/><text:tab/>&lt;</text:span><text:span text:style-name="T4">simpleData</text:span><text:span text:style-name="T3"> </text:span><text:span text:style-name="T5">name</text:span><text:span text:style-name="T3">=</text:span><text:span text:style-name="T6">"</text:span><text:span text:style-name="T3">Population</text:span><text:span text:style-name="T6">"</text:span></text:p>
      <text:p text:style-name="P2"><text:span text:style-name="T3"><text:s text:c="33"/></text:span><text:span text:style-name="T5">representation</text:span><text:span text:style-name="T3">=</text:span><text:span text:style-name="T6">"</text:span><text:span text:style-name="T3">HLAfloat64BE</text:span><text:span text:style-name="T6">"</text:span></text:p>
      <text:p text:style-name="P2"><text:span text:style-name="T3"><text:s text:c="33"/></text:span><text:span text:style-name="T5">units</text:span><text:span text:style-name="T3">=</text:span><text:span text:style-name="T6">"</text:span><text:span text:style-name="T3">millions of people</text:span><text:span text:style-name="T6">"</text:span><text:span text:style-name="T3">/&gt;</text:span></text:p>
      <text:p text:style-name="P2"/>
      <text:p text:style-name="P2"><text:span text:style-name="T3"><text:tab/><text:tab/>&lt;/</text:span><text:span text:style-name="T4">simpleDataTypes</text:span><text:span text:style-name="T3">&gt;</text:span></text:p>
      <text:p text:style-name="P2"><text:span text:style-name="T3"><text:tab/>&lt;/</text:span><text:span text:style-name="T4">dataTypes</text:span><text:span text:style-name="T3">&gt;</text:span></text:p>
      <text:p text:style-name="P2"><text:span text:style-name="T3">&lt;/</text:span><text:span text:style-name="T4">objectModel</text:span><text:span text:style-name="T3">&gt;</text:span></text:p>
      <text:p text:style-name="P1"/>
      <text:p text:style-name="P1">El simulador propagará un mensaje de actualización cada vez que se necesite propagar un cambio en las propiedades de los objetos de tipo “<text:span text:style-name="T2">Country</text:span>”. La lógica para la propagación de los cambios está sujeta varios aspectos y se determina según unos mecanismos complejos de publicación/suscripción que se describirán en otro capítulo. Por ahora lo más relevante es que el cuando el sistema detecta un cambio en alguno de los objetos de tipo “<text:span text:style-name="T2">Country</text:span>” y se cumplen las condiciones de envío, el sistema genera un mensaje de <text:s/>actualización de objeto.</text:p>
      <text:p text:style-name="P1">Otro tipo de mensaje que define el <text:s/>simulador es el correspondiente a las interacciones. En nuestro ejemplo existe una interacción llamada “<text:span text:style-name="T2">Message</text:span>”. Estas interacciones no están relacionadas con ningún tipo de objeto ni cambio en el estado de los mismos. En realidad se corresponden con acciones o instrucciones que se envían los simuladores (federados) para coordinar sus acciones. Un ejemplo sería el mensaje que se envían los simuladores cuando se desea parar/arrancar una simulación.</text:p>
      <text:p text:style-name="P1"/>
      <text:h text:style-name="P4" text:outline-level="2">Formato del mensaje</text:h>
      <text:p text:style-name="P1"/>
      <text:p text:style-name="P1">El estándar IEEE1516 no define claramente el formato del mensaje a enviar, aunque suministra los mecanismos para construir un mensaje a partir de la descripción de los objetos o de las interacciones contenidas en el OMT.</text:p>
      <text:p text:style-name="P1">Cada propiedad de objeto definida en la etiqueta “<text:span text:style-name="T2">&lt;attribute&gt;</text:span>” tiene asociado un tipo de datos que se describe con la etiqueta “<text:span text:style-name="T2">&lt;dateType&gt;</text:span>”. En el ejemplo anterior se define la propiedad “<text:span text:style-name="T2">Name</text:span>” como del tipo “<text:span text:style-name="T2">HLAunicodeString</text:span>” y “<text:span text:style-name="T2">Population</text:span>” de tipo “<text:span text:style-name="T2">Population</text:span>”. La estructura de cada uno de esos tipos se definen a su vez en el apartado del documento OMT denominado “&lt;dataType&gt;”.</text:p>
      <text:p text:style-name="P1">En nuestro ejemplo éstos se declaran como “<text:span text:style-name="T2">&lt;simpleDataTypes&gt;</text:span>”. Por ejemplo el tipo <text:span text:style-name="T2">“Population”</text:span> se declara como <text:span text:style-name="T2">“HLAfloat64BE”</text:span> que se corresponde con un float de 64 bits representado en el mensaje como Big-Endian. Obsérvese que el mensaje de la interacción también tiene una representación asociada, en este caso como “<text:span text:style-name="T2">HLAunicodeString</text:span>” (una cadena de caracteres en Unicode). El estándar define algunos de los formatos básicos como los anteriores. De hecho define los correspondientes a byte, entero, long, float, etc. en sus diferentes representaciones (Big-Endian o Little-Endian), así como la representación de cadenas de caracteres mediante “<text:span text:style-name="T2">HLAunicodeString</text:span>”. En cualquier caso, el estándar permite definir nuevos tipos básicos y ampliar los predefinidos.</text:p>
      <text:p text:style-name="P1">Lo que el estándar no define es los mecanismos para construcción de mensajes, entre ellos como construir la cabecera del mismo. En Sxta, el mensaje se construye usando la misma técnica que XRTI. </text:p>
      <text:p text:style-name="P1">El siguiente ejemplo muestra el esquema más básico de un mensaje:</text:p>
      <text:p text:style-name="P1"/>
      <table:table table:name="Tabla1" table:style-name="Tabla1">
        <table:table-column table:style-name="Tabla1.A" table:number-columns-repeated="2"/>
        <table:table-column table:style-name="Tabla1.C"/>
        <table:table-header-rows>
          <table:table-row>
            <table:table-cell table:style-name="Tabla1.A1" office:value-type="string">
              <text:p text:style-name="P5">Magic Number</text:p>
              <text:p text:style-name="P5">(Integer 32 BE)</text:p>
            </table:table-cell>
            <table:table-cell table:style-name="Tabla1.A1" office:value-type="string">
              <text:p text:style-name="P5">Version</text:p>
              <text:p text:style-name="P5">(Integer 32 BE)</text:p>
            </table:table-cell>
            <table:table-cell table:style-name="Tabla1.C1" office:value-type="string">
              <text:p text:style-name="P5">Body</text:p>
              <text:p text:style-name="P5">(opaque data)</text:p>
            </table:table-cell>
          </table:table-row>
        </table:table-header-rows>
        <table:table-row>
          <table:table-cell table:style-name="Tabla1.A2" office:value-type="string">
            <text:p text:style-name="P6">0xFEEDAFED</text:p>
          </table:table-cell>
          <table:table-cell table:style-name="Tabla1.A2" office:value-type="string">
            <text:p text:style-name="P6">0xHHHHLLLL</text:p>
          </table:table-cell>
          <table:table-cell table:style-name="Tabla1.C2" office:value-type="string">
            <text:p text:style-name="P6">Base interaction message ... <text:s/></text:p>
          </table:table-cell>
        </table:table-row>
      </table:table>
      <text:p text:style-name="P1"/>
      <text:p text:style-name="P1">El mensaje tiene una cabecera formada por dos enteros de 32 bits escritos como Big-Endian. El primer entero es un número constante (<text:span text:style-name="T11">0xFEEDAFED)</text:span><text:span text:style-name="T12">. El segundo es la versión del sistema en los que los primeros 16 bits es la “major version” y los últimos 16 bits representan la “minor version”.</text:span></text:p>
      <text:p text:style-name="P7">Al igual que el sistema XRTI, todos los mensajes continuan mediante la serialización de una interacción básica. Este concepto es importante ya que el sistema comunica todos sus mensajes como interacciones. Por ejemplo, la comunicación de que un objeto ha cambiado el valor de una propiedad se realiza como una interacción del tipo “actualizar objeto”. Es decir, además de las interacción propias de una simulación concreta (en el ejemplo anterior "Communication") el sistema define un conjunto de interacciones para su funcionamiento interno (por ejemplo para <text:s/>declarar la creación/destrucción de un objeto o para actualizar las propiedades). Estas interacciones se definen en el nivel más bajo del motor (dentro del RTI) y no son visibles en el federado.</text:p>
      <text:p text:style-name="P7">Una interacción básica se serializa como el conjunto de cuatro elementos: el handle de la federación, una etiqueta definida por el usuario, el handle de la interacción y los datos de la interacción. El siguiente esquema representa una interacción básica:</text:p>
      <text:p text:style-name="P7"/>
      <table:table table:name="Tabla2" table:style-name="Tabla2">
        <table:table-column table:style-name="Tabla2.A"/>
        <table:table-column table:style-name="Tabla2.B"/>
        <table:table-column table:style-name="Tabla2.C"/>
        <table:table-column table:style-name="Tabla2.D"/>
        <table:table-header-rows>
          <table:table-row>
            <table:table-cell table:style-name="Tabla2.A1" office:value-type="string">
              <text:p text:style-name="P5">Federation Handle</text:p>
              <text:p text:style-name="P5">(Integer 64 BE)</text:p>
            </table:table-cell>
            <table:table-cell table:style-name="Tabla2.A1" office:value-type="string">
              <text:p text:style-name="P5">User Supplied Tag</text:p>
              <text:p text:style-name="P5">(opaque data)</text:p>
            </table:table-cell>
            <table:table-cell table:style-name="Tabla2.A1" office:value-type="string">
              <text:p text:style-name="P5">Interaction Class Handle</text:p>
              <text:p text:style-name="P5">(Integer 64 BE)</text:p>
            </table:table-cell>
            <table:table-cell table:style-name="Tabla2.D1" office:value-type="string">
              <text:p text:style-name="P5">Data</text:p>
              <text:p text:style-name="P5">(opaque data)</text:p>
            </table:table-cell>
          </table:table-row>
        </table:table-header-rows>
        <table:table-row>
          <table:table-cell table:style-name="Tabla2.A2" office:value-type="string">
            <text:p text:style-name="P6"/>
          </table:table-cell>
          <table:table-cell table:style-name="Tabla2.A2" office:value-type="string">
            <text:p text:style-name="P6"/>
          </table:table-cell>
          <table:table-cell table:style-name="Tabla2.A2" office:value-type="string">
            <text:p text:style-name="P6"><text:s text:c="2"/></text:p>
          </table:table-cell>
          <table:table-cell table:style-name="Tabla2.D2" office:value-type="string">
            <text:p text:style-name="P6"/>
          </table:table-cell>
        </table:table-row>
      </table:table>
      <text:p text:style-name="Standard"/>
      <text:p text:style-name="Text_20_body">Todos los elementos de la simulación (objetos, interacciones, atributos, dimensiones, etc.) tienen asociado un handle interno. En el estándar los handles son tipos internos (opacos). La representación externa de los handles es una cadena de bytes (byte[]). Por otra parte, la representación interna es <text:s/>propia de cada motor de simulación. <text:s/>En Sxta, los handles de las interacción y de las federaciones se representan internamente como enteros de 64 bits (en C# es un long). </text:p>
      <text:p text:style-name="Text_20_body">Una interacción básica empieza con el handle de la federación (simulación) que origina el mensaje. Este handle determina el destino del mensaje ya que el estándar no permite entregar mensajes a una simulación que no sea del mismo tipo (que tenga el mismo handle de federación). En Sxta existe una federación “especial” y que trabaja al mismo tiempo que la simulación. Esta federación se denomina “metafederación” y es la que se responsabiliza del funcionamiento del RTI.</text:p>
      <text:h text:style-name="Heading_20_2" text:outline-level="2">Canales de transporte</text:h>
      <text:p text:style-name="Text_20_body"/>
      <text:p text:style-name="Text_20_body">El simulador utiliza canales de transporte para el envío/recepción de los mensajes. En el estándar dichos canales se denominan “transportation”. Para cada simulación, el sistema define el canal que se utilizará para enviar cada tipo de mensaje. Esta correspondencia se realiza mediante el fichero de descripción de la simulación (el fichero en formato OMT). En el ejemplo anterior, se define que los mensajes de actualización de la propiedad <text:span text:style-name="T2">“Name”</text:span> de un objeto tipo <text:span text:style-name="T2">“Country”</text:span> se realizará mediante el canal <text:span text:style-name="T2">“HLAreliable”</text:span><text:span text:style-name="T13">, mientras que las actualizaciones de la población (propiedad “Population”) se transmitirá mediante el canal </text:span><text:span text:style-name="T2">“HLAbestEffort”</text:span><text:span text:style-name="T13">.</text:span></text:p>
      <text:p text:style-name="P8">Por defecto, el estándar define dos canales denominados “reliable” y “best effort” <text:s/>que usualmente se asocian con el transporte mediante TCP y UDP respectivamente. En cualquier caso, el estándar permite la definición de nuevos canales utilizando para ello la etiqueta “<text:span text:style-name="T2">&lt;transportations&gt;</text:span>”. Por ejemplo, sería posible definir un nuevo canal asociado al envío de mensajes mediante memoria compartida, pipes, mensajes cifrados, etc.</text:p>
      <text:p text:style-name="P8"/>
      <text:h text:style-name="Heading_20_2" text:outline-level="2">Arquitectura de comunicaciones</text:h>
      <text:p text:style-name="Text_20_body"/>
      <text:p text:style-name="Text_20_body">La arquitectura de comunicaciones tiene los siguientes submódulos:</text:p>
      <text:list text:style-name="L2">
        <text:list-item>
          <text:p text:style-name="P9">Módulo de canales: </text:p>
        </text:list-item>
        <text:list-item>
          <text:p text:style-name="P9">Módulo de serialización:</text:p>
        </text:list-item>
      </text:list>
      <text:p text:style-name="Text_20_body"/>
      <text:h text:style-name="Heading_20_3" text:outline-level="3"><text:s/>Channels</text:h>
      <text:p text:style-name="Text_20_body">El módulo de canales es el responsable de la gestión de los canales. Se corresponde con el espacio de nombres “<text:span text:style-name="T14">Sxta.Rti1516.Channels”.</text:span></text:p>
      <text:p text:style-name="P10">En el nivel más básico, todos los canales implementan un interface llamado "<text:span text:style-name="T2">IMessageChannel</text:span>". Este interface dispone de un evento denominado "<text:span text:style-name="T15">ChannelDataAvailable” que se activa cada vez que existen datos en el canal. Además existen funciones para determinar si el canal está cerrado o para la construcción de la URI asociada al canal.</text:span></text:p>
      <text:p text:style-name="P10">El siguiente gráfico representa la jerarquía de las clases asociadas a este módulo:</text:p>
      <text:p text:style-name="P10">&lt;Figura&gt; </text:p>
      <text:p text:style-name="P10">Del interface <text:span text:style-name="T15">"</text:span><text:span text:style-name="T16">IMessageChannel</text:span><text:span text:style-name="T15">" </text:span>derivan dos tipos de canales: <text:span text:style-name="T2">“MemoryMessageChannel”</text:span> y el <text:span text:style-name="T2">“NetworkMessageChannel”</text:span>. El primero se utiliza para enviar datos a un stream en memoria. Se utiliza principalmente para las pruebas. El segundo es la base para todos los canales de red y de la que heredan los canales orientados a conexión (“<text:span text:style-name="T2">StreamMessageChannel</text:span>”) o no (“<text:span text:style-name="T2">DgramMessageChannel</text:span>”). </text:p>
      <text:p text:style-name="P10">Para el establecimiento de conexión se utilizan dos roles diferentes que se suelen implementar mediante dos patrones habituales: el que prepara la conexión (“<text:span text:style-name="T2">Acceptor</text:span>”) y el que la establece (“<text:span text:style-name="T2">Connector</text:span>”). <text:s/>La clase que realiza la primera función se denomina en Sxta “<text:span text:style-name="T2">TCPMessageChannelAcceptor</text:span>”. El segundo se llama “<text:span text:style-name="T2">TCPMessageChannel</text:span>”.</text:p>
      <text:p text:style-name="P10">En Sxta existen dos canales no orientados a conexión: “UDPMessageChannel” y “MulticastMessageChannel”. Este último es el canal responsable de gestionar el multicast.</text:p>
      <text:p text:style-name="P10">Finalmente existe una clase denominada “ChannelsManager” que gestiona la apertura, cierre y el proceso de escritura/lectura de varios canales. Esta clase dispone de un thread para la lectura de los datos. </text:p>
      <text:p text:style-name="P10"/>
      <text:p text:style-name="P10">Contar algo más sobre como funciona la lectura/escritura y los mecanismos para establecer las conexiones. </text:p>
      <text:h text:style-name="Heading_20_3" text:outline-level="3">La configuración de los Channels</text:h>
      <text:p text:style-name="Text_20_body">La configuración de los canales se realiza en este momento en dos puntos de la aplicación. Este sistema es redundante y es un punto que debe ser corregido para la próxima versión. </text:p>
      <text:p text:style-name="Text_20_body">El primer punto donde se configura la aplicación es en el fichero de configuración de Nini (por ejemplo en el fichero de ejemplo “SxtaCofig.xml”. Un ejemplo de configuración sería el siguiente:</text:p>
      <text:p text:style-name="Text_20_body"/>
      <text:p text:style-name="P2"><text:span text:style-name="T17">&lt;</text:span><text:span text:style-name="T18">Section</text:span><text:span text:style-name="T17"> </text:span><text:span text:style-name="T19">Name</text:span><text:span text:style-name="T17">=</text:span><text:span text:style-name="T20">"</text:span><text:span text:style-name="T17">Channels</text:span><text:span text:style-name="T20">"</text:span><text:span text:style-name="T17">&gt;</text:span></text:p>
      <text:p text:style-name="P2"><text:span text:style-name="T3"><text:tab/>&lt;</text:span><text:span text:style-name="T4">Key</text:span><text:span text:style-name="T3"> </text:span><text:span text:style-name="T5">Name</text:span><text:span text:style-name="T3">=</text:span><text:span text:style-name="T6">"</text:span><text:span text:style-name="T3">DefaultAddr</text:span><text:span text:style-name="T6">"</text:span><text:span text:style-name="T3"> </text:span><text:span text:style-name="T5">Value</text:span><text:span text:style-name="T3">=</text:span><text:span text:style-name="T6">"</text:span><text:span text:style-name="T3">localhost</text:span><text:span text:style-name="T6">"</text:span><text:span text:style-name="T3"> /&gt;</text:span></text:p>
      <text:p text:style-name="P2"><text:span text:style-name="T3"><text:tab/>&lt;</text:span><text:span text:style-name="T4">Key</text:span><text:span text:style-name="T3"> </text:span><text:span text:style-name="T5">Name</text:span><text:span text:style-name="T3">=</text:span><text:span text:style-name="T6">"</text:span><text:span text:style-name="T3">TcpPort</text:span><text:span text:style-name="T6">"</text:span><text:span text:style-name="T3"> </text:span><text:span text:style-name="T5">Value</text:span><text:span text:style-name="T3">=</text:span><text:span text:style-name="T6">"</text:span><text:span text:style-name="T3">7777</text:span><text:span text:style-name="T6">"</text:span><text:span text:style-name="T3"> /&gt;</text:span></text:p>
      <text:p text:style-name="P2"><text:span text:style-name="T3"><text:tab/>&lt;</text:span><text:span text:style-name="T4">Key</text:span><text:span text:style-name="T3"> </text:span><text:span text:style-name="T5">Name</text:span><text:span text:style-name="T3">=</text:span><text:span text:style-name="T6">"</text:span><text:span text:style-name="T3">UdpPort</text:span><text:span text:style-name="T6">"</text:span><text:span text:style-name="T3"> </text:span><text:span text:style-name="T5">Value</text:span><text:span text:style-name="T3">=</text:span><text:span text:style-name="T6">"</text:span><text:span text:style-name="T3">1234</text:span><text:span text:style-name="T6">"</text:span><text:span text:style-name="T3"> /&gt;</text:span></text:p>
      <text:p text:style-name="P2"><text:span text:style-name="T3"><text:tab/>&lt;</text:span><text:span text:style-name="T4">Key</text:span><text:span text:style-name="T3"> </text:span><text:span text:style-name="T5">Name</text:span><text:span text:style-name="T3">=</text:span><text:span text:style-name="T6">"</text:span><text:span text:style-name="T3">TcpEnable</text:span><text:span text:style-name="T6">"</text:span><text:span text:style-name="T3"> </text:span><text:span text:style-name="T5">Value</text:span><text:span text:style-name="T3">=</text:span><text:span text:style-name="T6">"</text:span><text:span text:style-name="T3">True</text:span><text:span text:style-name="T6">"</text:span><text:span text:style-name="T3"> /&gt;</text:span></text:p>
      <text:p text:style-name="P2"><text:span text:style-name="T3"><text:tab/>&lt;</text:span><text:span text:style-name="T4">Key</text:span><text:span text:style-name="T3"> </text:span><text:span text:style-name="T5">Name</text:span><text:span text:style-name="T3">=</text:span><text:span text:style-name="T6">"</text:span><text:span text:style-name="T3">UdpEnable</text:span><text:span text:style-name="T6">"</text:span><text:span text:style-name="T3"> </text:span><text:span text:style-name="T5">Value</text:span><text:span text:style-name="T3">=</text:span><text:span text:style-name="T6">"</text:span><text:span text:style-name="T3">True</text:span><text:span text:style-name="T6">"</text:span><text:span text:style-name="T3"> /&gt;</text:span></text:p>
      <text:p text:style-name="P2"><text:span text:style-name="T3">&lt;/</text:span><text:span text:style-name="T4">Section</text:span><text:span text:style-name="T3">&gt;</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adornments="Normal" style:font-family-generic="modern" style:font-pitch="fixed"/>
    <style:font-face style:name="Lucida Sans Unicode1"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Lucida Sans Unicode"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OMT" style:family="paragraph" style:parent-style-name="Standard" style:class="text">
      <style:paragraph-properties fo:padding="0.15cm" fo:border="0.002cm solid #000000" style:shadow="#c0c0c0 0.18cm 0.18cm"/>
      <style:text-properties style:font-name="Courier New" fo:font-size="8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7-12-08T10:02:28</meta:creation-date>
    <dc:date>2007-12-08T20:44:24</dc:date>
    <dc:language>es-ES</dc:language>
    <meta:editing-cycles>44</meta:editing-cycles>
    <meta:editing-duration>PT9H29M27S</meta:editing-duration>
    <meta:user-defined meta:name="Info 1"/>
    <meta:user-defined meta:name="Info 2"/>
    <meta:user-defined meta:name="Info 3"/>
    <meta:user-defined meta:name="Info 4"/>
    <meta:document-statistic meta:table-count="2" meta:image-count="0" meta:object-count="0" meta:page-count="5" meta:paragraph-count="148" meta:word-count="1706" meta:character-count="13698"/>
  </office:meta>
</office:document-meta>
</file>